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gramschmidt_STANDARD</text:p>
          </table:table-cell>
          <table:table-cell table:formula="of:=MAX([.B3:.B100])" office:value-type="float" office:value="12565" calcext:value-type="float">
            <text:p>12565</text:p>
          </table:table-cell>
          <table:table-cell table:formula="of:=AVERAGE([.C3:.C100])" office:value-type="float" office:value="1120089483.92308" calcext:value-type="float">
            <text:p>1120089483.92308</text:p>
          </table:table-cell>
          <table:table-cell table:formula="of:=AVERAGE([.D3:.D100])" office:value-type="float" office:value="6086419061.07692" calcext:value-type="float">
            <text:p>6086419061.07692</text:p>
          </table:table-cell>
          <table:table-cell table:formula="of:=AVERAGE([.E3:.E100])" office:value-type="float" office:value="15143.2307692308" calcext:value-type="float">
            <text:p>15143.2307692308</text:p>
          </table:table-cell>
          <table:table-cell table:formula="of:=AVERAGE([.F3:.F100])" office:value-type="float" office:value="211293473" calcext:value-type="float">
            <text:p>211293473</text:p>
          </table:table-cell>
          <table:table-cell table:formula="of:=AVERAGE([.G3:.G100])" office:value-type="float" office:value="208955259.076923" calcext:value-type="float">
            <text:p>208955259.076923</text:p>
          </table:table-cell>
          <table:table-cell table:formula="of:=AVERAGE([.H3:.H100])" office:value-type="float" office:value="48276.3846153846" calcext:value-type="float">
            <text:p>48276.3846153846</text:p>
          </table:table-cell>
          <table:table-cell table:formula="of:=AVERAGE([.I3:.I100])" office:value-type="float" office:value="27.3076923076923" calcext:value-type="float">
            <text:p>27.3076923077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184680769230769" calcext:value-type="float">
            <text:p>0.1846807692</text:p>
          </table:table-cell>
          <table:table-cell table:formula="of:=AVERAGE([.O3:.O100])" office:value-type="float" office:value="15143.2307692308" calcext:value-type="float">
            <text:p>15143.2307692308</text:p>
          </table:table-cell>
          <table:table-cell table:formula="of:=AVERAGE([.P3:.P100])" office:value-type="float" office:value="13.7638574615385" calcext:value-type="float">
            <text:p>13.7638574615</text:p>
          </table:table-cell>
          <table:table-cell table:formula="of:=AVERAGE([.Q3:.Q100])" office:value-type="float" office:value="13.6119709230769" calcext:value-type="float">
            <text:p>13.6119709231</text:p>
          </table:table-cell>
          <table:table-cell table:formula="of:=AVERAGE([.R3:.R100])" office:value-type="float" office:value="0.00307853846153846" calcext:value-type="float">
            <text:p>0.0030785385</text:p>
          </table:table-cell>
          <table:table-cell table:formula="of:=AVERAGE([.S3:.S100])" office:value-type="float" office:value="1.01" calcext:value-type="float">
            <text:p>1.01</text:p>
          </table:table-cell>
          <table:table-cell table:formula="of:=AVERAGE([.T3:.T100])" office:value-type="float" office:value="343142.53" calcext:value-type="float">
            <text:p>343142.53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1004" calcext:value-type="float">
            <text:p>1004</text:p>
          </table:table-cell>
          <table:table-cell office:value-type="float" office:value="1303521761" calcext:value-type="float">
            <text:p>1303521761</text:p>
          </table:table-cell>
          <table:table-cell office:value-type="float" office:value="7134896952" calcext:value-type="float">
            <text:p>7134896952</text:p>
          </table:table-cell>
          <table:table-cell office:value-type="float" office:value="177134" calcext:value-type="float">
            <text:p>177134</text:p>
          </table:table-cell>
          <table:table-cell office:value-type="float" office:value="248936421" calcext:value-type="float">
            <text:p>248936421</text:p>
          </table:table-cell>
          <table:table-cell office:value-type="float" office:value="246143808" calcext:value-type="float">
            <text:p>246143808</text:p>
          </table:table-cell>
          <table:table-cell office:value-type="float" office:value="602475" calcext:value-type="float">
            <text:p>6024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2697" calcext:value-type="float">
            <text:p>0.182697</text:p>
          </table:table-cell>
          <table:table-cell office:value-type="float" office:value="177134" calcext:value-type="float">
            <text:p>177134</text:p>
          </table:table-cell>
          <table:table-cell office:value-type="float" office:value="15.868457" calcext:value-type="float">
            <text:p>15.868457</text:p>
          </table:table-cell>
          <table:table-cell office:value-type="float" office:value="15.690442" calcext:value-type="float">
            <text:p>15.690442</text:p>
          </table:table-cell>
          <table:table-cell office:value-type="float" office:value="0.038405" calcext:value-type="float">
            <text:p>0.038405</text:p>
          </table:table-cell>
          <table:table-cell office:value-type="float" office:value="1.01" calcext:value-type="float">
            <text:p>1.01</text:p>
          </table:table-cell>
          <table:table-cell office:value-type="float" office:value="408.55" calcext:value-type="float">
            <text:p>408.55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2008" calcext:value-type="float">
            <text:p>2008</text:p>
          </table:table-cell>
          <table:table-cell office:value-type="float" office:value="1259117169" calcext:value-type="float">
            <text:p>1259117169</text:p>
          </table:table-cell>
          <table:table-cell office:value-type="float" office:value="6921423600" calcext:value-type="float">
            <text:p>6921423600</text:p>
          </table:table-cell>
          <table:table-cell office:value-type="float" office:value="12999" calcext:value-type="float">
            <text:p>12999</text:p>
          </table:table-cell>
          <table:table-cell office:value-type="float" office:value="243310815" calcext:value-type="float">
            <text:p>243310815</text:p>
          </table:table-cell>
          <table:table-cell office:value-type="float" office:value="240553475" calcext:value-type="float">
            <text:p>240553475</text:p>
          </table:table-cell>
          <table:table-cell office:value-type="float" office:value="18553" calcext:value-type="float">
            <text:p>1855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1916" calcext:value-type="float">
            <text:p>0.181916</text:p>
          </table:table-cell>
          <table:table-cell office:value-type="float" office:value="12999" calcext:value-type="float">
            <text:p>12999</text:p>
          </table:table-cell>
          <table:table-cell office:value-type="float" office:value="15.509852" calcext:value-type="float">
            <text:p>15.509852</text:p>
          </table:table-cell>
          <table:table-cell office:value-type="float" office:value="15.334085" calcext:value-type="float">
            <text:p>15.334085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1.01" calcext:value-type="float">
            <text:p>1.01</text:p>
          </table:table-cell>
          <table:table-cell office:value-type="float" office:value="12965.75" calcext:value-type="float">
            <text:p>12965.75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3011" calcext:value-type="float">
            <text:p>3011</text:p>
          </table:table-cell>
          <table:table-cell office:value-type="float" office:value="1105411226" calcext:value-type="float">
            <text:p>1105411226</text:p>
          </table:table-cell>
          <table:table-cell office:value-type="float" office:value="6138988099" calcext:value-type="float">
            <text:p>6138988099</text:p>
          </table:table-cell>
          <table:table-cell office:value-type="float" office:value="409" calcext:value-type="float">
            <text:p>409</text:p>
          </table:table-cell>
          <table:table-cell office:value-type="float" office:value="218288533" calcext:value-type="float">
            <text:p>218288533</text:p>
          </table:table-cell>
          <table:table-cell office:value-type="float" office:value="215794229" calcext:value-type="float">
            <text:p>215794229</text:p>
          </table:table-cell>
          <table:table-cell office:value-type="float" office:value="531" calcext:value-type="float">
            <text:p>5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0064" calcext:value-type="float">
            <text:p>0.180064</text:p>
          </table:table-cell>
          <table:table-cell office:value-type="float" office:value="409" calcext:value-type="float">
            <text:p>409</text:p>
          </table:table-cell>
          <table:table-cell office:value-type="float" office:value="13.928679" calcext:value-type="float">
            <text:p>13.928679</text:p>
          </table:table-cell>
          <table:table-cell office:value-type="float" office:value="13.769522" calcext:value-type="float">
            <text:p>13.769522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1.01" calcext:value-type="float">
            <text:p>1.01</text:p>
          </table:table-cell>
          <table:table-cell office:value-type="float" office:value="406392.12" calcext:value-type="float">
            <text:p>406392.12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4014" calcext:value-type="float">
            <text:p>4014</text:p>
          </table:table-cell>
          <table:table-cell office:value-type="float" office:value="1089596251" calcext:value-type="float">
            <text:p>1089596251</text:p>
          </table:table-cell>
          <table:table-cell office:value-type="float" office:value="5810287423" calcext:value-type="float">
            <text:p>5810287423</text:p>
          </table:table-cell>
          <table:table-cell office:value-type="float" office:value="269" calcext:value-type="float">
            <text:p>269</text:p>
          </table:table-cell>
          <table:table-cell office:value-type="float" office:value="199294765" calcext:value-type="float">
            <text:p>199294765</text:p>
          </table:table-cell>
          <table:table-cell office:value-type="float" office:value="197120112" calcext:value-type="float">
            <text:p>197120112</text:p>
          </table:table-cell>
          <table:table-cell office:value-type="float" office:value="379" calcext:value-type="float">
            <text:p>37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7529" calcext:value-type="float">
            <text:p>0.187529</text:p>
          </table:table-cell>
          <table:table-cell office:value-type="float" office:value="269" calcext:value-type="float">
            <text:p>269</text:p>
          </table:table-cell>
          <table:table-cell office:value-type="float" office:value="12.716715" calcext:value-type="float">
            <text:p>12.716715</text:p>
          </table:table-cell>
          <table:table-cell office:value-type="float" office:value="12.577953" calcext:value-type="float">
            <text:p>12.577953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.01" calcext:value-type="float">
            <text:p>1.01</text:p>
          </table:table-cell>
          <table:table-cell office:value-type="float" office:value="520105.84" calcext:value-type="float">
            <text:p>520105.84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5017" calcext:value-type="float">
            <text:p>5017</text:p>
          </table:table-cell>
          <table:table-cell office:value-type="float" office:value="1064554097" calcext:value-type="float">
            <text:p>1064554097</text:p>
          </table:table-cell>
          <table:table-cell office:value-type="float" office:value="5626582085" calcext:value-type="float">
            <text:p>5626582085</text:p>
          </table:table-cell>
          <table:table-cell office:value-type="float" office:value="226" calcext:value-type="float">
            <text:p>226</text:p>
          </table:table-cell>
          <table:table-cell office:value-type="float" office:value="188243827" calcext:value-type="float">
            <text:p>188243827</text:p>
          </table:table-cell>
          <table:table-cell office:value-type="float" office:value="186250736" calcext:value-type="float">
            <text:p>186250736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9201" calcext:value-type="float">
            <text:p>0.189201</text:p>
          </table:table-cell>
          <table:table-cell office:value-type="float" office:value="226" calcext:value-type="float">
            <text:p>226</text:p>
          </table:table-cell>
          <table:table-cell office:value-type="float" office:value="12.01157" calcext:value-type="float">
            <text:p>12.01157</text:p>
          </table:table-cell>
          <table:table-cell office:value-type="float" office:value="11.884394" calcext:value-type="float">
            <text:p>11.88439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01" calcext:value-type="float">
            <text:p>1.01</text:p>
          </table:table-cell>
          <table:table-cell office:value-type="float" office:value="908540.19" calcext:value-type="float">
            <text:p>908540.19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6020" calcext:value-type="float">
            <text:p>6020</text:p>
          </table:table-cell>
          <table:table-cell office:value-type="float" office:value="1372364619" calcext:value-type="float">
            <text:p>1372364619</text:p>
          </table:table-cell>
          <table:table-cell office:value-type="float" office:value="7387318840" calcext:value-type="float">
            <text:p>7387318840</text:p>
          </table:table-cell>
          <table:table-cell office:value-type="float" office:value="1044" calcext:value-type="float">
            <text:p>1044</text:p>
          </table:table-cell>
          <table:table-cell office:value-type="float" office:value="254819614" calcext:value-type="float">
            <text:p>254819614</text:p>
          </table:table-cell>
          <table:table-cell office:value-type="float" office:value="251987351" calcext:value-type="float">
            <text:p>251987351</text:p>
          </table:table-cell>
          <table:table-cell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5773" calcext:value-type="float">
            <text:p>0.185773</text:p>
          </table:table-cell>
          <table:table-cell office:value-type="float" office:value="1044" calcext:value-type="float">
            <text:p>1044</text:p>
          </table:table-cell>
          <table:table-cell office:value-type="float" office:value="16.259676" calcext:value-type="float">
            <text:p>16.259676</text:p>
          </table:table-cell>
          <table:table-cell office:value-type="float" office:value="16.078953" calcext:value-type="float">
            <text:p>16.078953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1.01" calcext:value-type="float">
            <text:p>1.01</text:p>
          </table:table-cell>
          <table:table-cell office:value-type="float" office:value="246321.94" calcext:value-type="float">
            <text:p>246321.94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7023" calcext:value-type="float">
            <text:p>7023</text:p>
          </table:table-cell>
          <table:table-cell office:value-type="float" office:value="1181152619" calcext:value-type="float">
            <text:p>1181152619</text:p>
          </table:table-cell>
          <table:table-cell office:value-type="float" office:value="6615592146" calcext:value-type="float">
            <text:p>6615592146</text:p>
          </table:table-cell>
          <table:table-cell office:value-type="float" office:value="769" calcext:value-type="float">
            <text:p>769</text:p>
          </table:table-cell>
          <table:table-cell office:value-type="float" office:value="235902611" calcext:value-type="float">
            <text:p>235902611</text:p>
          </table:table-cell>
          <table:table-cell office:value-type="float" office:value="233238186" calcext:value-type="float">
            <text:p>233238186</text:p>
          </table:table-cell>
          <table:table-cell office:value-type="float" office:value="881" calcext:value-type="float">
            <text:p>8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78541" calcext:value-type="float">
            <text:p>0.178541</text:p>
          </table:table-cell>
          <table:table-cell office:value-type="float" office:value="769" calcext:value-type="float">
            <text:p>769</text:p>
          </table:table-cell>
          <table:table-cell office:value-type="float" office:value="15.052609" calcext:value-type="float">
            <text:p>15.052609</text:p>
          </table:table-cell>
          <table:table-cell office:value-type="float" office:value="14.882597" calcext:value-type="float">
            <text:p>14.882597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1.01" calcext:value-type="float">
            <text:p>1.01</text:p>
          </table:table-cell>
          <table:table-cell office:value-type="float" office:value="264742.56" calcext:value-type="float">
            <text:p>264742.56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8026" calcext:value-type="float">
            <text:p>8026</text:p>
          </table:table-cell>
          <table:table-cell office:value-type="float" office:value="1118519634" calcext:value-type="float">
            <text:p>1118519634</text:p>
          </table:table-cell>
          <table:table-cell office:value-type="float" office:value="6227401305" calcext:value-type="float">
            <text:p>6227401305</text:p>
          </table:table-cell>
          <table:table-cell office:value-type="float" office:value="494" calcext:value-type="float">
            <text:p>494</text:p>
          </table:table-cell>
          <table:table-cell office:value-type="float" office:value="221476364" calcext:value-type="float">
            <text:p>221476364</text:p>
          </table:table-cell>
          <table:table-cell office:value-type="float" office:value="218986299" calcext:value-type="float">
            <text:p>218986299</text:p>
          </table:table-cell>
          <table:table-cell office:value-type="float" office:value="617" calcext:value-type="float">
            <text:p>6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79613" calcext:value-type="float">
            <text:p>0.179613</text:p>
          </table:table-cell>
          <table:table-cell office:value-type="float" office:value="494" calcext:value-type="float">
            <text:p>494</text:p>
          </table:table-cell>
          <table:table-cell office:value-type="float" office:value="14.132092" calcext:value-type="float">
            <text:p>14.132092</text:p>
          </table:table-cell>
          <table:table-cell office:value-type="float" office:value="13.973204" calcext:value-type="float">
            <text:p>13.973204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01" calcext:value-type="float">
            <text:p>1.01</text:p>
          </table:table-cell>
          <table:table-cell office:value-type="float" office:value="354921.06" calcext:value-type="float">
            <text:p>354921.06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9029" calcext:value-type="float">
            <text:p>9029</text:p>
          </table:table-cell>
          <table:table-cell office:value-type="float" office:value="1072317851" calcext:value-type="float">
            <text:p>1072317851</text:p>
          </table:table-cell>
          <table:table-cell office:value-type="float" office:value="5719864321" calcext:value-type="float">
            <text:p>5719864321</text:p>
          </table:table-cell>
          <table:table-cell office:value-type="float" office:value="428" calcext:value-type="float">
            <text:p>428</text:p>
          </table:table-cell>
          <table:table-cell office:value-type="float" office:value="196413171" calcext:value-type="float">
            <text:p>196413171</text:p>
          </table:table-cell>
          <table:table-cell office:value-type="float" office:value="194260300" calcext:value-type="float">
            <text:p>194260300</text:p>
          </table:table-cell>
          <table:table-cell office:value-type="float" office:value="467" calcext:value-type="float">
            <text:p>4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7473" calcext:value-type="float">
            <text:p>0.187473</text:p>
          </table:table-cell>
          <table:table-cell office:value-type="float" office:value="428" calcext:value-type="float">
            <text:p>428</text:p>
          </table:table-cell>
          <table:table-cell office:value-type="float" office:value="12.532845" calcext:value-type="float">
            <text:p>12.532845</text:p>
          </table:table-cell>
          <table:table-cell office:value-type="float" office:value="12.395473" calcext:value-type="float">
            <text:p>12.39547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1.01" calcext:value-type="float">
            <text:p>1.01</text:p>
          </table:table-cell>
          <table:table-cell office:value-type="float" office:value="415974.97" calcext:value-type="float">
            <text:p>415974.97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10032" calcext:value-type="float">
            <text:p>10032</text:p>
          </table:table-cell>
          <table:table-cell office:value-type="float" office:value="1145283481" calcext:value-type="float">
            <text:p>1145283481</text:p>
          </table:table-cell>
          <table:table-cell office:value-type="float" office:value="5993192456" calcext:value-type="float">
            <text:p>5993192456</text:p>
          </table:table-cell>
          <table:table-cell office:value-type="float" office:value="1235" calcext:value-type="float">
            <text:p>1235</text:p>
          </table:table-cell>
          <table:table-cell office:value-type="float" office:value="201810268" calcext:value-type="float">
            <text:p>201810268</text:p>
          </table:table-cell>
          <table:table-cell office:value-type="float" office:value="199666355" calcext:value-type="float">
            <text:p>199666355</text:p>
          </table:table-cell>
          <table:table-cell office:value-type="float" office:value="1174" calcext:value-type="float">
            <text:p>117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1097" calcext:value-type="float">
            <text:p>0.191097</text:p>
          </table:table-cell>
          <table:table-cell office:value-type="float" office:value="1235" calcext:value-type="float">
            <text:p>1235</text:p>
          </table:table-cell>
          <table:table-cell office:value-type="float" office:value="12.877226" calcext:value-type="float">
            <text:p>12.877226</text:p>
          </table:table-cell>
          <table:table-cell office:value-type="float" office:value="12.740425" calcext:value-type="float">
            <text:p>12.740425</text:p>
          </table:table-cell>
          <table:table-cell office:value-type="float" office:value="0.000075" calcext:value-type="float">
            <text:p>0.000075</text:p>
          </table:table-cell>
          <table:table-cell office:value-type="float" office:value="1.01" calcext:value-type="float">
            <text:p>1.01</text:p>
          </table:table-cell>
          <table:table-cell office:value-type="float" office:value="170073.55" calcext:value-type="float">
            <text:p>170073.55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11036" calcext:value-type="float">
            <text:p>11036</text:p>
          </table:table-cell>
          <table:table-cell office:value-type="float" office:value="1293299799" calcext:value-type="float">
            <text:p>1293299799</text:p>
          </table:table-cell>
          <table:table-cell office:value-type="float" office:value="7037945635" calcext:value-type="float">
            <text:p>7037945635</text:p>
          </table:table-cell>
          <table:table-cell office:value-type="float" office:value="611" calcext:value-type="float">
            <text:p>611</text:p>
          </table:table-cell>
          <table:table-cell office:value-type="float" office:value="242042471" calcext:value-type="float">
            <text:p>242042471</text:p>
          </table:table-cell>
          <table:table-cell office:value-type="float" office:value="239346709" calcext:value-type="float">
            <text:p>239346709</text:p>
          </table:table-cell>
          <table:table-cell office:value-type="float" office:value="555" calcext:value-type="float">
            <text:p>5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83761" calcext:value-type="float">
            <text:p>0.183761</text:p>
          </table:table-cell>
          <table:table-cell office:value-type="float" office:value="611" calcext:value-type="float">
            <text:p>611</text:p>
          </table:table-cell>
          <table:table-cell office:value-type="float" office:value="15.429002" calcext:value-type="float">
            <text:p>15.429002</text:p>
          </table:table-cell>
          <table:table-cell office:value-type="float" office:value="15.25716" calcext:value-type="float">
            <text:p>15.25716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01" calcext:value-type="float">
            <text:p>1.01</text:p>
          </table:table-cell>
          <table:table-cell office:value-type="float" office:value="431255.31" calcext:value-type="float">
            <text:p>431255.31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12039" calcext:value-type="float">
            <text:p>12039</text:p>
          </table:table-cell>
          <table:table-cell office:value-type="float" office:value="1175985770" calcext:value-type="float">
            <text:p>1175985770</text:p>
          </table:table-cell>
          <table:table-cell office:value-type="float" office:value="6546394906" calcext:value-type="float">
            <text:p>6546394906</text:p>
          </table:table-cell>
          <table:table-cell office:value-type="float" office:value="400" calcext:value-type="float">
            <text:p>400</text:p>
          </table:table-cell>
          <table:table-cell office:value-type="float" office:value="232222119" calcext:value-type="float">
            <text:p>232222119</text:p>
          </table:table-cell>
          <table:table-cell office:value-type="float" office:value="229629707" calcext:value-type="float">
            <text:p>229629707</text:p>
          </table:table-cell>
          <table:table-cell office:value-type="float" office:value="481" calcext:value-type="float">
            <text:p>4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79639" calcext:value-type="float">
            <text:p>0.179639</text:p>
          </table:table-cell>
          <table:table-cell office:value-type="float" office:value="400" calcext:value-type="float">
            <text:p>400</text:p>
          </table:table-cell>
          <table:table-cell office:value-type="float" office:value="14.817761" calcext:value-type="float">
            <text:p>14.817761</text:p>
          </table:table-cell>
          <table:table-cell office:value-type="float" office:value="14.652345" calcext:value-type="float">
            <text:p>14.652345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1" calcext:value-type="float">
            <text:p>1.01</text:p>
          </table:table-cell>
          <table:table-cell office:value-type="float" office:value="477400.66" calcext:value-type="float">
            <text:p>477400.66</text:p>
          </table:table-cell>
        </table:table-row>
        <table:table-row table:style-name="ro1">
          <table:table-cell office:value-type="float" office:value="34404" calcext:value-type="float">
            <text:p>34404</text:p>
          </table:table-cell>
          <table:table-cell office:value-type="float" office:value="12565" calcext:value-type="float">
            <text:p>12565</text:p>
          </table:table-cell>
          <table:table-cell office:value-type="float" office:value="380039014" calcext:value-type="float">
            <text:p>380039014</text:p>
          </table:table-cell>
          <table:table-cell office:value-type="float" office:value="1963560026" calcext:value-type="float">
            <text:p>1963560026</text:p>
          </table:table-cell>
          <table:table-cell office:value-type="float" office:value="844" calcext:value-type="float">
            <text:p>844</text:p>
          </table:table-cell>
          <table:table-cell office:value-type="float" office:value="64054170" calcext:value-type="float">
            <text:p>64054170</text:p>
          </table:table-cell>
          <table:table-cell office:value-type="float" office:value="63441101" calcext:value-type="float">
            <text:p>63441101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3546" calcext:value-type="float">
            <text:p>0.193546</text:p>
          </table:table-cell>
          <table:table-cell office:value-type="float" office:value="844" calcext:value-type="float">
            <text:p>844</text:p>
          </table:table-cell>
          <table:table-cell office:value-type="float" office:value="7.793663" calcext:value-type="float">
            <text:p>7.793663</text:p>
          </table:table-cell>
          <table:table-cell office:value-type="float" office:value="7.719069" calcext:value-type="float">
            <text:p>7.719069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1.01" calcext:value-type="float">
            <text:p>1.01</text:p>
          </table:table-cell>
          <table:table-cell office:value-type="float" office:value="251750.39" calcext:value-type="float">
            <text:p>251750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6:18.345664335</dc:date>
    <meta:editing-duration>PT8M20S</meta:editing-duration>
    <meta:editing-cycles>9</meta:editing-cycles>
    <meta:generator>LibreOffice/5.1.4.2$Linux_X86_64 LibreOffice_project/10m0$Build-2</meta:generator>
    <meta:document-statistic meta:table-count="1" meta:cell-count="300" meta:object-count="0"/>
  </office:meta>
</office:document-meta>
</file>